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3" style:family="text">
      <style:text-properties style:font-name="Times New Roman" fo:font-size="14pt" fo:language="ru" fo:country="RU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2cm" svg:height="0.66cm" draw:z-index="0"><draw:image xlink:href="../../odt/images/0064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Операция МЕНЬШЕ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2.06cm" svg:height="1.51cm" draw:z-index="0"><draw:image xlink:href="../../odt/images/0064_in_scheme.png" xlink:type="simple" xlink:show="embed" xlink:actuate="onLoad"/></draw:frame></text:p>
          </table:table-cell>
          <table:table-cell table:style-name="Table1.A1" office:value-type="string">
            <text:p text:style-name="Text_20_body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Text_20_body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1">Блок </text:span><text:span text:style-name="T3">р</text:span><text:span text:style-name="T2">еализует логическую операцию </text:span><text:span text:style-name="T3">МЕНЬШЕ</text:span><text:span text:style-name="T2">:</text:span></text:p>
            <text:p text:style-name="P4"><text:span text:style-name="T5"><draw:frame draw:style-name="fr3" draw:name="Объект1" text:anchor-type="as-char" svg:width="5.985cm" svg:height="1.39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5">,</text:span></text:p>
            <text:p text:style-name="Text_20_body"><text:span text:style-name="T6">где </text:span><text:span text:style-name="T6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6"> – выходной сигнал блока, <text:s/></text:span><text:span text:style-name="T6"><draw:frame draw:style-name="fr3" draw:name="Объект3" text:anchor-type="as-char" svg:width="2.693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6">– входные сигналы.</text:span></text:p>
            <text:p text:style-name="Text_20_body"><text:span text:style-name="T4">Свойства</text:span>:</text:p>
            <text:list xml:id="list7185530303714169688" text:style-name="L1">
              <text:list-item>
                <text:p text:style-name="P5">Тип второго операнда – указывает тип второго операнда. Если вектор – осуществляется поэлементная операция. Скаляр – производится операция с каждым элементов первого входа и значением второго входа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перация МЕНЬШЕ</dc:title>
    <dc:date>2012-03-30T16:17:11.31</dc:date>
    <meta:generator>OpenOffice_Beta/4.1.0$Win32 OpenOffice.org_project/410m14$Build-9760</meta:generator>
    <meta:editing-duration>PT2H6M49S</meta:editing-duration>
    <meta:editing-cycles>96</meta:editing-cycles>
    <meta:document-statistic meta:table-count="1" meta:image-count="2" meta:object-count="3" meta:page-count="1" meta:paragraph-count="11" meta:word-count="54" meta:character-count="360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sub>
                      <mi>u</mi>
                      <mn>1</mn>
                    </msub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sub>
                        <mi>u</mi>
                        <mn>2</mn>
                      </msub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1, ~ если u_1(t) &lt; u_2(t); #
alignl 0, ~ если u_1(t) &gt;= u_2(t)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